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a8c37"/>
    </style:style>
    <style:style style:name="P2" style:family="paragraph" style:parent-style-name="Text_20_body">
      <style:text-properties officeooo:rsid="00167fdc" officeooo:paragraph-rsid="001a8c37"/>
    </style:style>
    <style:style style:name="T1" style:family="text">
      <style:text-properties officeooo:rsid="0019f883"/>
    </style:style>
    <style:style style:name="T2" style:family="text">
      <style:text-properties officeooo:rsid="001c55ac"/>
    </style:style>
    <style:style style:name="T3" style:family="text">
      <style:text-properties officeooo:rsid="001d0f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1. Gurau, T. V., Gurau, G., Musat, C. L., Voinescu, D. C., Anghel, L., Onose, G., ... &amp; Iordan, D. A. Epidemiology of injuries in professional and amateur football men (part II). </text:p>
      <text:p text:style-name="Standard"><text:s text:c="8"/>◦ Link to Article </text:p>
      <text:p text:style-name="Standard"><text:s text:c="4"/>2. Alsirhani, A. A., Muaidi, Q. I., Nuhmani, S., Thorborg, K., Husain, M. A., &amp; Al Attar, W. S. A. The effectiveness of the Copenhagen adduction exercise on improving eccentric hip adduction strength </text:p>
      <text:p text:style-name="Standard"><text:s text:c="8"/>◦ Link to Article </text:p>
      <text:p text:style-name="Standard"><text:s text:c="4"/>3. Ludwig, O., Schneider, G., &amp; Kelm, J. Improvement of Groin Pain in a Football Player with Femoroacetabular Impingement via a Correction of the Pelvic Position—A Case Report. </text:p>
      <text:p text:style-name="Standard"><text:s text:c="8"/>◦ Link to Article </text:p>
      <text:p text:style-name="Standard"><text:s text:c="4"/>4. Serner, A., Weir, A., Tol, J. L., Thorborg, K., Lanzinger, S., Otten, R., &amp; Hölmich, P. Return to sport after criteria-based rehabilitation of acute adductor injuries in male athletes: a prospective study</text:p>
      <text:p text:style-name="Standard"><text:s text:c="8"/>◦ Link to Article </text:p>
      <text:p text:style-name="Standard"><text:s text:c="4"/>5. Hostrup, M., &amp; Bangsbo, J. Performance adaptations to intensified training in top-level football. </text:p>
      <text:p text:style-name="Standard"><text:s text:c="8"/>◦ Link to Article </text:p>
      <text:p text:style-name="Standard"><text:s text:c="4"/>6. Bakar NA, Shaharudin MS. The prevalence of knowledge on sports injury prevention and management among UiTM female athletes. </text:p>
      <text:p text:style-name="Standard"><text:s text:c="8"/>◦ Link to Article </text:p>
      <text:p text:style-name="Standard"><text:s text:c="4"/>7. Stannard J, Finch C, Dabovich P, Fortington L. Musculoskeletal Injury in Australian Infantry Personnel: A Cross-sectional Study to Understand Prevention Priorities.</text:p>
      <text:p text:style-name="Standard"><text:s text:c="8"/>◦ Link to Article </text:p>
      <text:p text:style-name="Standard"><text:s text:c="4"/>8. Samuel RD, Stambulova N, Galily Y, Tenenbaum G. Adaptation to change: A meta-model of adaptation in sport.</text:p>
      <text:p text:style-name="Standard"><text:s text:c="8"/>◦ Link to Article </text:p>
      <text:p text:style-name="Standard"><text:s text:c="4"/>9. Liveris NI, Tsarbou C, Papageorgiou G, Tsepis E, Fousekis K, Kvist J, Xergia SA. The Complex Interrelationships of the Risk Factors Leading to Hamstring Injury and Implications for Injury Prevention.</text:p>
      <text:p text:style-name="Standard"><text:s text:c="8"/>◦ Link to Article </text:p>
      <text:p text:style-name="Standard"><text:s text:c="4"/>10. Afonso J, Claudino JG, Fonseca H, Moreira-Gonçalves D, Ferreira V, Almeida JM, Clemente FM, Ramirez-Campillo R. Stretching for recovery from groin pain or injury in athletes: a critical and systematic review.</text:p>
      <text:p text:style-name="Standard"><text:s text:c="8"/>◦ Link to Article </text:p>
      <text:p text:style-name="Standard"><text:s text:c="4"/>11. Borg AF, Falzon R, Muscat A. Psychological implications and rehabilitation programmes due to football‐related injuries.</text:p>
      <text:p text:style-name="Standard"><text:s text:c="8"/>◦ Link to Article </text:p>
      <text:p text:style-name="Standard"><text:s text:c="4"/>12. Nielsen RO, Bertelsen ML, Ramskov D, Damsted C, Verhagen E, Bredeweg SW, Theisen D, Malisoux L. Randomised controlled trials (RCTs) in sports injury research: authors—please report the compliance.</text:p>
      <text:p text:style-name="Standard"><text:s text:c="8"/>◦ Link to Article </text:p>
      <text:p text:style-name="Standard"><text:s text:c="4"/>13. Elyasi M, Thevenin S, Cerqueus A. Use of AI in assembly line design and worker and equipment management: review and future directions.</text:p>
      <text:p text:style-name="Standard"><text:s text:c="8"/>◦ Link to Article </text:p>
      <text:p text:style-name="Standard"><text:s text:c="4"/>14. Çetinok HE, Sancaklı B. The Groin Region Anatomy And Clinical Anatomical Approach to Athletic Groin Pain: Review of Literature.</text:p>
      <text:p text:style-name="Standard"><text:s text:c="8"/>◦ Link to Article </text:p>
      <text:p text:style-name="Standard"><text:s text:c="4"/>15. Harper DJ, McBurnie AJ, Santos TD, Eriksrud O, Evans M, Cohen DD, Rhodes D, Carling C, Kiely J. Biomechanical and neuromuscular performance requirements of horizontal deceleration: A review.</text:p>
      <text:p text:style-name="Standard"><text:s text:c="8"/>◦ Link to Article </text:p>
      <text:p text:style-name="Standard"><text:soft-page-break/><text:s text:c="4"/>16. Quintana-Cepedal M, de la Calle O, Olmedillas H. Can the Copenhagen Adduction Exercise Prevent Groin Injuries in Soccer Players? A Critically Appraised Topic.</text:p>
      <text:p text:style-name="Standard"><text:s text:c="8"/>◦ Link to Article </text:p>
      <text:p text:style-name="Standard"><text:s text:c="4"/>17. Markovic G, Šarabon N, Pausic J, Hadžić V. Adductor muscles strength and strength asymmetry as risk factors for groin injuries among professional soccer players: A prospective study.</text:p>
      <text:p text:style-name="Standard"><text:s text:c="8"/>◦ Link to Article </text:p>
      <text:p text:style-name="Standard"><text:s text:c="4"/>18. Hatefi M, Babakhani F, Ashrafizadeh M. The effect of static stretching exercises on hip range of motion, pain, and disability in patients with non-specific low back pain.</text:p>
      <text:p text:style-name="Standard"><text:s text:c="8"/>◦ Link to Article </text:p>
      <text:p text:style-name="Standard"><text:s text:c="4"/>19. MacRaild M, Sarrami-Foroushani A, Lassila T, Frangi AF. Accelerated simulation methodologies for computational vascular flow modelling.</text:p>
      <text:p text:style-name="Standard"><text:s text:c="8"/>◦ Link to Article </text:p>
      <text:p text:style-name="Standard"><text:s text:c="4"/>20. Al Attar WS. The FIFA 11+ injury prevention program reduces the incidence of groin injury among soccer players: a systematic review and meta-analysis of randomized controlled trials.</text:p>
      <text:p text:style-name="Standard"><text:s text:c="8"/>◦ Link to Article </text:p>
      <text:p text:style-name="Standard"><text:s text:c="4"/>21. Mittal A. Sports Medicine of the Hip Joint. In: The Hip Joint. Jenny Stanford Publishing; 2021. p. 435–504.</text:p>
      <text:p text:style-name="Standard"><text:s text:c="8"/>◦ Link to Book </text:p>
      <text:p text:style-name="Standard"><text:s text:c="4"/>22. Dawkins J, Ishøi L, Willott JO, Andersen LL, Thorborg K. Effects of a low‐dose Copenhagen adduction exercise intervention on adduction strength in sub‐elite male footballers: a randomised controlled trial.</text:p>
      <text:p text:style-name="Standard"><text:s text:c="8"/>◦ [Link to Article]</text:p>
      <text:p text:style-name="Standard"><text:s text:c="4"/>2<text:span text:style-name="T1">3</text:span>. Nygaard A. The geopolitical risk and strategic uncertainty of green growth after the Ukraine invasion: how the circular economy can decrease the market power of and resource dependency on critical raw materials.</text:p>
      <text:p text:style-name="Standard"><text:s text:c="8"/>◦ Link to Article </text:p>
      <text:p text:style-name="Standard"><text:s text:c="4"/><text:span text:style-name="T1">24</text:span>. Suttmiller AM, Johnson KR, Chung S, Gruskiewicz VM, Foreman NN, Reyes MC, McCann RS. Comparing the Effects of Progressive Balance and Hip Strengthening Rehabilitation in Individuals With Chronic Ankle Instability.</text:p>
      <text:p text:style-name="Standard"><text:s text:c="8"/>◦ Link to Article </text:p>
      <text:p text:style-name="Standard"><text:s text:c="4"/><text:span text:style-name="T1">25</text:span>. Sapp, G., Jow, S., &amp; Murtaugh, B. Groin Pain in Athletes. In: Groin Pain in Athletes. Sports Medicine Rehabilitation; 2022. p. 257–64.</text:p>
      <text:p text:style-name="Standard"><text:s text:c="8"/>◦ Link to Book Chapter </text:p>
      <text:p text:style-name="Standard"><text:s text:c="4"/><text:span text:style-name="T1">26</text:span>. Snaebjörnsson T, Anari SS, Lindman I, Desai N, Stålman A, Ayeni OR, Öhlin A. Most elite athletes who underwent hip arthroscopy for femoroacetabular impingement syndrome did not return to the same level of sport.</text:p>
      <text:p text:style-name="Standard"><text:s text:c="8"/>◦ Link to Article </text:p>
      <text:p text:style-name="Standard"><text:s text:c="4"/><text:span text:style-name="T1">27</text:span>. Short SM, MacDonald CW, Strack D. Hip and groin injury prevention in elite athletes and team sport–Current challenges and opportunities.</text:p>
      <text:p text:style-name="Standard"><text:s text:c="8"/>◦ Link to Article </text:p>
      <text:p text:style-name="Standard"><text:s text:c="4"/><text:span text:style-name="T1">28</text:span>. Sadeghi H, Jehu DA, Daneshjoo A, Shakoor E, Razeghi M, Amani A, Hakim MN, Yusof A. Effects of 8 weeks of balance training, virtual reality training, and combined exercise on lower limb muscle strength and balance among older adults.</text:p>
      <text:p text:style-name="Standard"><text:s text:c="8"/>◦ Link to Article </text:p>
      <text:p text:style-name="Standard"><text:s text:c="4"/><text:span text:style-name="T1">29.</text:span> Eberbach H, Fürst-Meroth D, Kloos F, Leible M, Bohsung V, Bode L, Wenning M, Hagen S, Bode G. Long-standing pubic-related groin pain in professional academy soccer players: a prospective cohort study.</text:p>
      <text:p text:style-name="Standard"><text:s text:c="8"/>◦ Link to Article </text:p>
      <text:p text:style-name="Standard"><text:s text:c="4"/><text:span text:style-name="T1">30</text:span>. Vidmar MF, Baroni BM, Michelin AF, Mezzomo M, Lugokenski R, Pimentel GL, Silva MF. Isokinetic eccentric training is more effective than constant load eccentric training for quadriceps rehabilitation.</text:p>
      <text:p text:style-name="Standard"><text:s text:c="8"/>◦ Link to Article </text:p>
      <text:p text:style-name="Standard"><text:soft-page-break/><text:s text:c="4"/><text:span text:style-name="T1">31</text:span>. Holm PM, Simonÿ C, Brydegaard NK, Høgsgaard D, Thorborg K, Møller M, Whittaker JL, Roos EM, Skou ST. An early care void: The injury experience and perceptions of treatment among knee-injured individuals.</text:p>
      <text:p text:style-name="Standard"><text:s text:c="8"/>◦ Link to Article </text:p>
      <text:p text:style-name="Standard"><text:s text:c="4"/><text:span text:style-name="T1">32</text:span>. Ishøi, L., &amp; Thorborg, K. Copenhagen adduction exercise can increase eccentric strength and mitigate the risk of groin problems: but how much is enough!</text:p>
      <text:p text:style-name="Standard"><text:s text:c="8"/>◦ Link to Article </text:p>
      <text:p text:style-name="Standard"><text:s text:c="4"/><text:span text:style-name="T1">33</text:span>. Dalen-Lorentsen T, O’Brien J, Harøy J. Real-world implementation of the Copenhagen Adduction Exercise: what do football teams modify and why?</text:p>
      <text:p text:style-name="Standard"><text:s text:c="8"/>◦ Link to Article </text:p>
      <text:p text:style-name="Standard"><text:s text:c="4"/><text:span text:style-name="T1">34</text:span>. Vázquez-Galliano J, Miranda-Comas G. Pelvis, Hip, and Thigh Injuries. Essential Sports Medicine Clinical Guide for Students and Residents.</text:p>
      <text:p text:style-name="Standard"><text:s text:c="8"/>◦ Link to Book Chapter </text:p>
      <text:p text:style-name="Standard"><text:s text:c="4"/><text:span text:style-name="T1">35</text:span>. International Federation of Sports Physical Therapy, International Journal of Sports Physical Therapy. Fourth World Congress of Sports Physical Therapy Scientific Abstracts.</text:p>
      <text:p text:style-name="Standard"><text:s text:c="8"/>◦ Link to Abstracts </text:p>
      <text:p text:style-name="Standard"><text:s text:c="4"/><text:span text:style-name="T1">36</text:span>. Schaber M, Guiser Z, Brauer L, Jackson R, Banyasz J, Miletti R, Hassen-Miller A. The neuromuscular effects of the Copenhagen adductor exercise: a systematic review.</text:p>
      <text:p text:style-name="Standard"><text:s text:c="8"/>◦ Link to Article </text:p>
      <text:p text:style-name="Standard"><text:s text:c="4"/><text:span text:style-name="T1">37</text:span>. de Jesus FL, Fukuda TY, Souza C, Guimarães J, Aquino L, Carvalho G, Powers C, Gomes-Neto M. Addition of specific hip strengthening exercises to conventional rehabilitation therapy for low back pain.</text:p>
      <text:p text:style-name="Standard"><text:s text:c="8"/>◦ Link to Article </text:p>
      <text:p text:style-name="Standard"><text:s text:c="4"/><text:span text:style-name="T1">38</text:span>. Della Villa F, Massa B, Bortolami A, Nanni G, Olmo J, Buckthorpe M. Injury mechanisms and situational patterns of severe lower limb muscle injuries in male professional football (soccer) players: a systematic review.</text:p>
      <text:p text:style-name="Standard"><text:s text:c="8"/>◦ Link to Article </text:p>
      <text:p text:style-name="Standard"><text:s text:c="4"/><text:span text:style-name="T1">39</text:span>. Qi Y, Sajadi SM, Baghaei S, Rezaei R, Li W. Digital technologies in sports: Opportunities, challenges, and strategies for safeguarding athlete wellbeing and competitive integrity in the digital era.https://bjsm.bmj.com/content/early/2024/01/10/bjsports-2023-105714</text:p>
      <text:p text:style-name="Standard"><text:s text:c="8"/>◦ Link to Article </text:p>
      <text:p text:style-name="Standard"><text:s text:c="4"/><text:span text:style-name="T1">40</text:span>. Kohavi B, Beato M, Laver L, Freitas TT, Chung LH, Iacono AD. Effectiveness of field-based resistance training protocols on hip muscle strength among young elite football players.</text:p>
      <text:p text:style-name="Standard"><text:s text:c="8"/>◦ Link to Article </text:p>
      <text:p text:style-name="Standard"><text:s text:c="4"/><text:span text:style-name="T1">41</text:span>. Pippas C, Gioftsos G, Korakakis V, Serner A. Strength effects of the Copenhagen adduction exercise vs an adductor squeeze exercise in male football players–A randomized controlled trial.</text:p>
      <text:p text:style-name="Standard"><text:s text:c="8"/>◦ Link to Article </text:p>
      <text:p text:style-name="Standard"><text:s text:c="4"/><text:span text:style-name="T1">42</text:span>. Harøy J, Thorborg K, Serner A, Bjørkheim A, Rolstad LE, Hölmich P, Bahr R, Andersen TE. Including the Copenhagen adduction exercise in the FIFA 11+ provides missing eccentric hip adduction strength.</text:p>
      <text:p text:style-name="Standard"><text:s text:c="8"/>◦ Link to Article </text:p>
      <text:p text:style-name="Standard"/>
      <text:p text:style-name="P2">1.<text:tab/><text:span text:style-name="T2">( </text:span><text:a xlink:type="simple" xlink:href="https://www.mdpi.com/2077-0383/12/19/6293" text:style-name="Internet_20_link" text:visited-style-name="Visited_20_Internet_20_Link"><text:span text:style-name="T2">https://www.mdpi.com/2077-0383/12/19/6293</text:span></text:a><text:span text:style-name="T2"> )</text:span></text:p>
      <text:p text:style-name="P2">2.<text:tab/><text:span text:style-name="T2">( </text:span><text:a xlink:type="simple" xlink:href="https://pubmed.ncbi.nlm.nih.gov/38376593" text:style-name="Internet_20_link" text:visited-style-name="Visited_20_Internet_20_Link">https://pubmed.ncbi.nlm.nih.gov/38376593</text:a> <text:span text:style-name="T2">)</text:span></text:p>
      <text:p text:style-name="P2">15.<text:tab/><text:span text:style-name="T2">( </text:span><text:a xlink:type="simple" xlink:href="https://link.springer.com/article/10.1007/s40279-022-01693-0" text:style-name="Internet_20_link" text:visited-style-name="Visited_20_Internet_20_Link"><text:span text:style-name="T2">https://link.springer.com/article/10.1007/s40279-022-01693-0</text:span></text:a><text:span text:style-name="T2"> ) </text:span></text:p>
      <text:p text:style-name="P2">16.<text:tab/><text:span text:style-name="T2">( https://pubmed.ncbi.nlm.nih.gov/37734743/ )</text:span></text:p>
      <text:p text:style-name="P2">18.<text:tab/><text:span text:style-name="T2">( https://pubmed.ncbi.nlm.nih.gov/34318348/ )</text:span></text:p>
      <text:p text:style-name="P2">21.<text:tab/><text:span text:style-name="T2">( </text:span><text:a xlink:type="simple" xlink:href="https://www.scribd.com/document/812818886/The-Hip-Joint-2nd-Edition-2022" text:style-name="Internet_20_link" text:visited-style-name="Visited_20_Internet_20_Link"><text:span text:style-name="T2">https://www.scribd.com/document/812818886/The-Hip-Joint-2nd-Edition-2022</text:span></text:a><text:span text:style-name="T2"> )</text:span></text:p>
      <text:p text:style-name="P2"><text:soft-page-break/><text:span text:style-name="T2">23.<text:tab/></text:span><text:span text:style-name="T3">( </text:span><text:a xlink:type="simple" xlink:href="https://www.sciencedirect.com/science/article/pii/S0921800922001640" text:style-name="Internet_20_link" text:visited-style-name="Visited_20_Internet_20_Link"><text:span text:style-name="T2">https://www.sciencedirect.com/science/article/pii/S0921800922001640</text:span></text:a><text:span text:style-name="T2"> </text:span><text:span text:style-name="T3">)</text:span></text:p>
      <text:p text:style-name="P2"><text:span text:style-name="T2">31.<text:tab/></text:span><text:span text:style-name="T3">( https://www.sciencedirect.com/science/article/abs/pii/S1466853X21001760 )</text:span></text:p>
      <text:p text:style-name="P2"><text:span text:style-name="T2">35.<text:tab/>( </text:span><text:a xlink:type="simple" xlink:href="https://ijspt.scholasticahq.com/article/36636-fourth-world-congress-of-sports-physical-therapy-scientific-abstracts" text:style-name="Internet_20_link" text:visited-style-name="Visited_20_Internet_20_Link"><text:span text:style-name="T2">https://ijspt.scholasticahq.com/article/36636-fourth-world-congress-of-sports-physical-therapy-scientific-abstracts</text:span></text:a><text:span text:style-name="T2"> )</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2T21:52:16.197661521</meta:creation-date>
    <meta:print-date>2025-02-02T21:57:05.702172910</meta:print-date>
    <meta:printed-by>PDF files</meta:printed-by>
    <dc:date>2025-02-02T22:25:09.418238132</dc:date>
    <meta:editing-duration>PT20M35S</meta:editing-duration>
    <meta:editing-cycles>1</meta:editing-cycles>
    <meta:document-statistic meta:table-count="0" meta:image-count="0" meta:object-count="0" meta:page-count="4" meta:paragraph-count="93" meta:word-count="1339" meta:character-count="9350" meta:non-whitespace-character-count="7559"/>
    <meta:generator>LibreOffice/24.2.7.2$Linux_X86_64 LibreOffice_project/420$Build-2</meta:generator>
  </office:meta>
</office:document-meta>
</file>